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141000001E0F4EDA060.jpg"/>
  <manifest:file-entry manifest:media-type="image/jpeg" manifest:full-path="Pictures/1000000000000141000001E0C6F0182C.jpg"/>
  <manifest:file-entry manifest:media-type="image/jpeg" manifest:full-path="Pictures/1000000000000141000001E0D6E3B584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323cm" svg:height="16.932cm" svg:x="4.838cm" svg:y="6.383cm">
          <draw:image xlink:href="Pictures/1000000000000141000001E0D6E3B584.jp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1.323cm" svg:height="16.932cm" svg:x="4.838cm" svg:y="6.383cm">
          <draw:image xlink:href="Pictures/1000000000000141000001E0C6F0182C.jp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1.323cm" svg:height="16.932cm" svg:x="4.838cm" svg:y="6.383cm">
          <draw:image xlink:href="Pictures/1000000000000141000001E0F4EDA06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HK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1-19T10:09:44</dc:date>
    <dc:creator>Yuan </dc:creator>
    <meta:document-statistic meta:object-count="3"/>
    <meta:generator>OpenOffice/4.0.1$Unix OpenOffice.org_project/401m5$Build-9714</meta:generator>
  </office:meta>
</office:document-meta>
</file>